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--------------------------------------</text:p>
      <text:p text:style-name="Preformatted_20_Text"><text:s/>ADMINISTRACION DE SERVICIOS(DAEMONS)</text:p>
      <text:p text:style-name="Preformatted_20_Text">--------------------------------------</text:p>
      <text:p text:style-name="Preformatted_20_Text">un servicio es un programa q se lanza en segundo plano</text:p>
      <text:p text:style-name="Preformatted_20_Text">sin la interaccion del usuario (no tienen interfaz grafica)</text:p>
      <text:p text:style-name="Preformatted_20_Text">suelen lanzarse en el arranque por systemd o por init</text:p>
      <text:p text:style-name="Preformatted_20_Text"/>
      <text:p text:style-name="Preformatted_20_Text">--------------------------------------------------</text:p>
      <text:p text:style-name="Preformatted_20_Text">como crear un servicio para q pueda ser ejecutado</text:p>
      <text:p text:style-name="Preformatted_20_Text">(segun antiguo INIT)</text:p>
      <text:p text:style-name="Preformatted_20_Text">-------------------------------------------------</text:p>
      <text:p text:style-name="Preformatted_20_Text">Todos los servicios son un script, q se encuentran</text:p>
      <text:p text:style-name="Preformatted_20_Text">en este directorio:</text:p>
      <text:p text:style-name="Preformatted_20_Text"/>
      <text:p text:style-name="Preformatted_20_Text"><text:s text:c="8"/>/etc/init.d</text:p>
      <text:p text:style-name="Preformatted_20_Text"/>
      <text:p text:style-name="Preformatted_20_Text"/>
      <text:p text:style-name="Preformatted_20_Text">q se ejecutan con el interprete de comandos "sh" (mini-bash)</text:p>
      <text:p text:style-name="Preformatted_20_Text">(tienen q tener permisos de ejecucion)</text:p>
      <text:p text:style-name="Preformatted_20_Text"/>
      <text:p text:style-name="Preformatted_20_Text">ej: <text:s text:c="4"/>/etc/init.d/cron &lt;---- servicio de programacion</text:p>
      <text:p text:style-name="Preformatted_20_Text"><text:s text:c="32"/>de tareas automaticas</text:p>
      <text:p text:style-name="Preformatted_20_Text"/>
      <text:p text:style-name="Preformatted_20_Text"><text:s text:c="8"/>su contenido: <text:s/>less /etc/init.d/cron</text:p>
      <text:p text:style-name="Preformatted_20_Text"/>
      <text:p text:style-name="Preformatted_20_Text"><text:s text:c="24"/>#!/bin/sh</text:p>
      <text:p text:style-name="Preformatted_20_Text"><text:s text:c="24"/>...</text:p>
      <text:p text:style-name="Preformatted_20_Text"><text:s text:c="24"/>case "$1" in</text:p>
      <text:p text:style-name="Preformatted_20_Text"><text:s text:c="27"/>"start").... ;;</text:p>
      <text:p text:style-name="Preformatted_20_Text"><text:s text:c="27"/>"stop").... ;;</text:p>
      <text:p text:style-name="Preformatted_20_Text"><text:s text:c="28"/>*)</text:p>
      <text:p text:style-name="Preformatted_20_Text"><text:s text:c="31"/>echo "mensaje ayuda"</text:p>
      <text:p text:style-name="Preformatted_20_Text"><text:s text:c="31"/>exit 0</text:p>
      <text:p text:style-name="Preformatted_20_Text"><text:s text:c="32"/>;;</text:p>
      <text:p text:style-name="Preformatted_20_Text"><text:s text:c="25"/>esac</text:p>
      <text:p text:style-name="Preformatted_20_Text"/>
      <text:p text:style-name="Preformatted_20_Text"><text:s/>como es un script lo puedo ejecutar en linea de comandos:</text:p>
      <text:p text:style-name="Preformatted_20_Text"/>
      <text:p text:style-name="Preformatted_20_Text"><text:s text:c="9"/>cd /etc/init.d</text:p>
      <text:p text:style-name="Preformatted_20_Text"><text:s text:c="9"/>./cron status</text:p>
      <text:p text:style-name="Preformatted_20_Text"/>
      <text:p text:style-name="Preformatted_20_Text"><text:s/>Â¿Â¿como lanza INIT (o systemd por compatibilidad) estos</text:p>
      <text:p text:style-name="Preformatted_20_Text">demonios ??</text:p>
      <text:p text:style-name="Preformatted_20_Text">--------------------------------------------------------</text:p>
      <text:p text:style-name="Preformatted_20_Text">Init funciona con RUNLEVELS, si quieres arrancar un servicio</text:p>
      <text:p text:style-name="Preformatted_20_Text">(o parar) en un determinado RUNLEVEL para q INIT lo arranque</text:p>
      <text:p text:style-name="Preformatted_20_Text">o lo pare, tienes q crear un "ENLACE SIMBOLICO"(soft-links)</text:p>
      <text:p text:style-name="Preformatted_20_Text">al script del demonio en el directorio del runlevel q quieres.</text:p>
      <text:p text:style-name="Preformatted_20_Text"/>
      <text:p text:style-name="Preformatted_20_Text"><text:s text:c="2"/>ej:</text:p>
      <text:p text:style-name="Preformatted_20_Text"><text:s text:c="8"/>el demonio cron, el script esta /etc/init.d</text:p>
      <text:p text:style-name="Preformatted_20_Text"><text:s text:c="5"/>se ejecuta en RUNLEVEL 5</text:p>
      <text:p text:style-name="Preformatted_20_Text"><text:s text:c="19"/>----------</text:p>
      <text:p text:style-name="Preformatted_20_Text"><text:s text:c="24"/>|</text:p>
      <text:p text:style-name="Preformatted_20_Text"><text:s text:c="16"/>en directorio /etc/rc5.d</text:p>
      <text:p text:style-name="Preformatted_20_Text"><text:s text:c="16"/>(directorio de configuracion del runlevel 5)</text:p>
      <text:p text:style-name="Preformatted_20_Text"/>
      <text:p text:style-name="Preformatted_20_Text"><text:s text:c="2"/>se crea un softlink al fichero del demonio:</text:p>
      <text:p text:style-name="Preformatted_20_Text"><text:s text:c="2"/>/etc/init.d/cron con un nombre especial:</text:p>
      <text:p text:style-name="Preformatted_20_Text"><text:s text:c="16"/>SxxNombre_Demonio ---&gt; arrancar servicio</text:p>
      <text:p text:style-name="Preformatted_20_Text"><text:s text:c="16"/>KxxNombre_Demonio ----&gt; parar servicio</text:p>
      <text:p text:style-name="Preformatted_20_Text"><text:s text:c="17"/>--</text:p>
      <text:p text:style-name="Preformatted_20_Text"><text:s text:c="18"/>\--&gt; xx=numero de orden q quieres q se</text:p>
      <text:p text:style-name="Preformatted_20_Text"><text:s text:c="25"/>arranque o pare el demonio</text:p>
      <text:p text:style-name="Preformatted_20_Text"><text:soft-page-break/></text:p>
      <text:p text:style-name="Preformatted_20_Text"><text:s text:c="3"/>en mi caso, se llama: S03cron</text:p>
      <text:p text:style-name="Preformatted_20_Text"/>
      <text:p text:style-name="Preformatted_20_Text"><text:s text:c="8"/>ls -l /etc/rc5.d/S03cron</text:p>
      <text:p text:style-name="Preformatted_20_Text"/>
      <text:p text:style-name="Preformatted_20_Text"><text:s text:c="3"/>saldria:</text:p>
      <text:p text:style-name="Preformatted_20_Text"/>
      <text:p text:style-name="Preformatted_20_Text">lrwxrwxrwx 1 ... 14 abr 25 <text:s/>2019 S03cron -&gt; ../init.d/cron</text:p>
      <text:p text:style-name="Preformatted_20_Text"/>
      <text:p text:style-name="Preformatted_20_Text"/>
      <text:p text:style-name="Preformatted_20_Text">como crearnos un servicio segun antiguio init</text:p>
      <text:p text:style-name="Preformatted_20_Text">---------------------------------------------</text:p>
      <text:p text:style-name="Preformatted_20_Text">1Âº) nos creamos un script q queramos ejecutar como servicio</text:p>
      <text:p text:style-name="Preformatted_20_Text">2Âº) lo metemos con permisos de ejecucion en /etc/init.d</text:p>
      <text:p text:style-name="Preformatted_20_Text">3Âº) creamos un softlink a dicho fichero en el directorio</text:p>
      <text:p text:style-name="Preformatted_20_Text"><text:s text:c="3"/>del RUNLEVEL donde quiero q se lance (por defecto, </text:p>
      <text:p text:style-name="Preformatted_20_Text"><text:s text:c="3"/>se aconseja en RUNLEVEL 5)</text:p>
      <text:p text:style-name="Preformatted_20_Text"/>
      <text:p text:style-name="Preformatted_20_Text"><text:s text:c="4"/>ln -s __nombre__enlace <text:s/>fichero_al_q_apunta</text:p>
      <text:p text:style-name="Preformatted_20_Text"/>
      <text:p text:style-name="Preformatted_20_Text"><text:s/>ej:</text:p>
      <text:p text:style-name="Preformatted_20_Text"><text:s text:c="8"/>ln -s /etc/rc5.d/S01miscript <text:s/>/etc/init.d/miscript</text:p>
      <text:p text:style-name="Preformatted_20_Text"/>
      <text:p text:style-name="Preformatted_20_Text"/>
      <text:p text:style-name="Preformatted_20_Text">--------------------------------------------------</text:p>
      <text:p text:style-name="Preformatted_20_Text">como crear un servicio para q pueda ser ejecutado</text:p>
      <text:p text:style-name="Preformatted_20_Text">(segun SYSTEMD)</text:p>
      <text:p text:style-name="Preformatted_20_Text">-------------------------------------------------</text:p>
      <text:p text:style-name="Preformatted_20_Text">para systemd todo es una "unit" (unidad), los servicios son un tipo especial</text:p>
      <text:p text:style-name="Preformatted_20_Text">de unidad, llamada "service" (unit.service). Cada servicio se ejecuta en un </text:p>
      <text:p text:style-name="Preformatted_20_Text">determinada unidad TARGET (se equiparaban a los antiguos runlevels de init)</text:p>
      <text:p text:style-name="Preformatted_20_Text"/>
      <text:p text:style-name="Preformatted_20_Text"><text:s/>hay un comando q controla las unidades de systemd, q es: <text:s/>systemctl</text:p>
      <text:p text:style-name="Preformatted_20_Text">Para los servicios:</text:p>
      <text:p text:style-name="Preformatted_20_Text"/>
      <text:p text:style-name="Preformatted_20_Text"><text:s text:c="8"/>systemctl list-units --type=service &lt;----te lista todas las unidades</text:p>
      <text:p text:style-name="Preformatted_20_Text"><text:s text:c="48"/>de tipo "service" q controla</text:p>
      <text:p text:style-name="Preformatted_20_Text"><text:s text:c="48"/>systemd (parados,ejecutandose,..</text:p>
      <text:p text:style-name="Preformatted_20_Text"/>
      <text:p text:style-name="Preformatted_20_Text"><text:s text:c="2"/>puedes filtrar por el estado:</text:p>
      <text:p text:style-name="Preformatted_20_Text"/>
      <text:p text:style-name="Preformatted_20_Text"><text:s text:c="8"/>systemctl list-units --type=service --state=active &lt;---- lista de </text:p>
      <text:p text:style-name="Preformatted_20_Text"><text:s text:c="56"/>de servicios q estan</text:p>
      <text:p text:style-name="Preformatted_20_Text"><text:s text:c="56"/>ejecutandose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/>ficheros de systemd q definen un servicio</text:p>
      <text:p text:style-name="Preformatted_20_Text"><text:s/>-----------------------------------------</text:p>
      <text:p text:style-name="Preformatted_20_Text"><text:s/>cada servicio tiene fichero asociado de nombre: <text:s/></text:p>
      <text:p text:style-name="Preformatted_20_Text"/>
      <text:p text:style-name="Preformatted_20_Text"><text:s text:c="8"/>nombre_servicio.service</text:p>
      <text:p text:style-name="Preformatted_20_Text"/>
      <text:p text:style-name="Preformatted_20_Text"><text:s/>y tiene q estar como minimo en el directorio: /lib/systemd/system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/>para ver las caracteristicas de un fichero de un servicio:</text:p>
      <text:p text:style-name="Preformatted_20_Text"/>
      <text:p text:style-name="Preformatted_20_Text"><text:s text:c="8"/>systemctl cat nombre_servicio.service</text:p>
      <text:p text:style-name="Preformatted_20_Text"/>
      <text:p text:style-name="Preformatted_20_Text"><text:soft-page-break/><text:s text:c="2"/>ej: para el servicio cron.service, si quiero ver el fichero de configuracion</text:p>
      <text:p text:style-name="Preformatted_20_Text"><text:s/>del servicio:</text:p>
      <text:p text:style-name="Preformatted_20_Text"/>
      <text:p text:style-name="Preformatted_20_Text"><text:s text:c="8"/>systemctl cat cron.service</text:p>
      <text:p text:style-name="Preformatted_20_Text"/>
      <text:p text:style-name="Preformatted_20_Text"/>
      <text:p text:style-name="Preformatted_20_Text"><text:s/>los ficheros de un servicio de systemd al menos tienen q tener 3 secciones</text:p>
      <text:p text:style-name="Preformatted_20_Text"><text:s/>(man systemd.service &lt;--- te explica el formato de los ficheros .service)</text:p>
      <text:p text:style-name="Preformatted_20_Text"/>
      <text:p text:style-name="Preformatted_20_Text"><text:s/>[Unit] &lt;------------ las opciones aparecen: man systemd.unit</text:p>
      <text:p text:style-name="Preformatted_20_Text"><text:s text:c="2"/>opcion=valor</text:p>
      <text:p text:style-name="Preformatted_20_Text"><text:s text:c="2"/>opcion=valor</text:p>
      <text:p text:style-name="Preformatted_20_Text"><text:s text:c="2"/>...</text:p>
      <text:p text:style-name="Preformatted_20_Text"/>
      <text:p text:style-name="Preformatted_20_Text"><text:s/>[Service] &lt;------- !!esta es obligatoria para definir un servicio!!</text:p>
      <text:p text:style-name="Preformatted_20_Text"><text:s/>opcion=valor <text:s text:c="6"/>las opciones aparecen en: man systemd.service</text:p>
      <text:p text:style-name="Preformatted_20_Text"><text:s/>opcion=valor</text:p>
      <text:p text:style-name="Preformatted_20_Text"><text:s/>....</text:p>
      <text:p text:style-name="Preformatted_20_Text"><text:s/></text:p>
      <text:p text:style-name="Preformatted_20_Text"><text:s/>[Install] &lt;-------- las opciones aparecen en: man systemd.exec</text:p>
      <text:p text:style-name="Preformatted_20_Text"><text:s/>opcion=valor</text:p>
      <text:p text:style-name="Preformatted_20_Text"><text:s/>opcion=valor</text:p>
      <text:p text:style-name="Preformatted_20_Text"><text:s/>...</text:p>
      <text:p text:style-name="Preformatted_20_Text"/>
      <text:p text:style-name="Preformatted_20_Text">en [Service] se definen las caracteristicas basicas del servicio:</text:p>
      <text:p text:style-name="Preformatted_20_Text">opciones mas usadas:</text:p>
      <text:p text:style-name="Preformatted_20_Text"><text:s text:c="8"/>Type=simple,oneshot,forkking,....&lt;---si no pones nada, por defecto</text:p>
      <text:p text:style-name="Preformatted_20_Text"><text:s text:c="40"/>lo crea "simple" (ejecuta el comando</text:p>
      <text:p text:style-name="Preformatted_20_Text"><text:s text:c="40"/>del servicio y acaba el proceso del</text:p>
      <text:p text:style-name="Preformatted_20_Text"><text:s text:c="40"/>servicio)</text:p>
      <text:p text:style-name="Preformatted_20_Text"><text:s text:c="16"/>"oneshot" &lt;---- igual q "simple" pero ejecuta varios comandos</text:p>
      <text:p text:style-name="Preformatted_20_Text"><text:s text:c="32"/>a la vez y espera a su finalizacion antes de</text:p>
      <text:p text:style-name="Preformatted_20_Text"><text:s text:c="32"/>lanzar systemd otras unidades (para ver si</text:p>
      <text:p text:style-name="Preformatted_20_Text"><text:s text:c="32"/>acaba bien o no)</text:p>
      <text:p text:style-name="Preformatted_20_Text"/>
      <text:p text:style-name="Preformatted_20_Text"><text:s text:c="16"/>"forkking" &lt;---- necesario cuando necesitas q tu el proceso</text:p>
      <text:p text:style-name="Preformatted_20_Text"><text:s text:c="32"/>asociado a tu servicio se mantenga en background</text:p>
      <text:p text:style-name="Preformatted_20_Text"><text:s text:c="32"/>o ejecutandose indefinidamente (fork = clonarse</text:p>
      <text:p text:style-name="Preformatted_20_Text"><text:s text:c="32"/>en un proceso hijo asociado para escuchar)</text:p>
      <text:p text:style-name="Preformatted_20_Text"/>
      <text:p text:style-name="Preformatted_20_Text"><text:s text:c="8"/>Environment=VARIABLE=VALOR VARIABLE=VALOR <text:s/>&lt;---- variables q va a usar</text:p>
      <text:p text:style-name="Preformatted_20_Text"><text:s text:c="8"/>EnvironmentFile=/ruta/fichero <text:s text:c="18"/>el ejecutable del serv.</text:p>
      <text:p text:style-name="Preformatted_20_Text"/>
      <text:p text:style-name="Preformatted_20_Text"><text:s text:c="8"/>ExecStart=/ruta/ejecutableSErvicio arg1 arg2 ... &lt;--ruta al ejecutable</text:p>
      <text:p text:style-name="Preformatted_20_Text"><text:s text:c="56"/>del servicio </text:p>
      <text:p text:style-name="Preformatted_20_Text"><text:s text:c="56"/>!!!OBLIGATORIA!!!</text:p>
      <text:p text:style-name="Preformatted_20_Text"/>
      <text:p text:style-name="Preformatted_20_Text"><text:s/>ej: si quiero buscar todos los ejecutables de los servicios q hay</text:p>
      <text:p text:style-name="Preformatted_20_Text"><text:s text:c="3"/>en systemd:</text:p>
      <text:p text:style-name="Preformatted_20_Text"/>
      <text:p text:style-name="Preformatted_20_Text"><text:s text:c="8"/>grep "ExecStart=" <text:s/>/lib/systemd/system/*.service</text:p>
      <text:p text:style-name="Preformatted_20_Text"/>
      <text:p text:style-name="Preformatted_20_Text"/>
      <text:p text:style-name="Preformatted_20_Text">=====================================================================</text:p>
      <text:p text:style-name="Preformatted_20_Text"/>
      <text:p text:style-name="Preformatted_20_Text"><text:s/>ej: contenido del fichero de servicio cron (programacion de tareas)</text:p>
      <text:p text:style-name="Preformatted_20_Text"/>
      <text:p text:style-name="Preformatted_20_Text">[Unit]</text:p>
      <text:p text:style-name="Preformatted_20_Text">Description=Regular background program processing daemon</text:p>
      <text:p text:style-name="Preformatted_20_Text">Documentation=man:cron(8)</text:p>
      <text:p text:style-name="Preformatted_20_Text"/>
      <text:p text:style-name="Preformatted_20_Text">[Service]</text:p>
      <text:p text:style-name="Preformatted_20_Text">EnvironmentFile=-/etc/default/cron</text:p>
      <text:p text:style-name="Preformatted_20_Text">ExecStart=/usr/sbin/cron -f $EXTRA_OPTS</text:p>
      <text:p text:style-name="Preformatted_20_Text"><text:soft-page-break/>IgnoreSIGPIPE=false</text:p>
      <text:p text:style-name="Preformatted_20_Text">KillMode=process</text:p>
      <text:p text:style-name="Preformatted_20_Text"/>
      <text:p text:style-name="Preformatted_20_Text">[Install]</text:p>
      <text:p text:style-name="Preformatted_20_Text">WantedBy=multi-user.target</text:p>
      <text:p text:style-name="Preformatted_20_Text"/>
      <text:p text:style-name="Preformatted_20_Text"/>
      <text:p text:style-name="Preformatted_20_Text"/>
      <text:p text:style-name="Preformatted_20_Text"><text:s/>ej: contenido del fichero de servicio apache2 (servidor web)</text:p>
      <text:p text:style-name="Preformatted_20_Text"/>
      <text:p text:style-name="Preformatted_20_Text"># /lib/systemd/system/apache2.service</text:p>
      <text:p text:style-name="Preformatted_20_Text">[Unit]</text:p>
      <text:p text:style-name="Preformatted_20_Text">Description=The Apache HTTP Server</text:p>
      <text:p text:style-name="Preformatted_20_Text">After=network.target remote-fs.target nss-lookup.target</text:p>
      <text:p text:style-name="Preformatted_20_Text"/>
      <text:p text:style-name="Preformatted_20_Text">[Service]</text:p>
      <text:p text:style-name="Preformatted_20_Text">Type=forking</text:p>
      <text:p text:style-name="Preformatted_20_Text">Environment=APACHE_STARTED_BY_SYSTEMD=true</text:p>
      <text:p text:style-name="Preformatted_20_Text">ExecStart=/usr/sbin/apachectl start</text:p>
      <text:p text:style-name="Preformatted_20_Text">ExecStop=/usr/sbin/apachectl stop</text:p>
      <text:p text:style-name="Preformatted_20_Text">ExecReload=/usr/sbin/apachectl graceful</text:p>
      <text:p text:style-name="Preformatted_20_Text">PrivateTmp=true</text:p>
      <text:p text:style-name="Preformatted_20_Text">Restart=on-abort</text:p>
      <text:p text:style-name="Preformatted_20_Text"/>
      <text:p text:style-name="Preformatted_20_Text">[Install]</text:p>
      <text:p text:style-name="Preformatted_20_Text">WantedBy=multi-user.target</text:p>
      <text:p text:style-name="Preformatted_20_Text"/>
      <text:p text:style-name="Preformatted_20_Text"># /lib/systemd/system/apache2.service.d/apache2-systemd.conf</text:p>
      <text:p text:style-name="Preformatted_20_Text">[Service]</text:p>
      <text:p text:style-name="Preformatted_20_Text">Type=forking</text:p>
      <text:p text:style-name="Preformatted_20_Text">RemainAfterExit=no</text:p>
      <text:p text:style-name="Preformatted_20_Text">=======================================================================</text:p>
      <text:p text:style-name="Preformatted_20_Text"/>
      <text:p text:style-name="Preformatted_20_Text">comandos para controlar el servicio:</text:p>
      <text:p text:style-name="Preformatted_20_Text"/>
      <text:p text:style-name="Preformatted_20_Text"><text:s text:c="2"/>ARRANCAR SERVICIO ---&gt; systemctl start nombreServicio.service</text:p>
      <text:p text:style-name="Preformatted_20_Text"><text:s text:c="2"/>PARAR SERVICIO ------&gt; systemctl stop nombreServicio.service</text:p>
      <text:p text:style-name="Preformatted_20_Text"><text:s text:c="2"/>ESTADO SERVICIO -----&gt; systemctl status nombreServicio.service</text:p>
      <text:p text:style-name="Preformatted_20_Text"/>
      <text:p text:style-name="Preformatted_20_Text">si quieres ver las dependencias del servicio:</text:p>
      <text:p text:style-name="Preformatted_20_Text"/>
      <text:p text:style-name="Preformatted_20_Text"><text:s text:c="8"/>systemctl list-dependencies nombresServicio.service</text:p>
      <text:p text:style-name="Preformatted_20_Text"/>
      <text:p text:style-name="Preformatted_20_Text"/>
      <text:p text:style-name="Preformatted_20_Text"/>
      <text:p text:style-name="Preformatted_20_Text">COMO ARRANCA SYSTEMD LOS ANTIGUOS SERVICIOS INIT</text:p>
      <text:p text:style-name="Preformatted_20_Text">------------------------------------------------</text:p>
      <text:p text:style-name="Preformatted_20_Text">systemd no entiende el formato de los scripts de los servicios init, tiene</text:p>
      <text:p text:style-name="Preformatted_20_Text">q "wrappearlos" (envolverlos, traducirlos en algo q comprenda) en un formato</text:p>
      <text:p text:style-name="Preformatted_20_Text">de secciones q hemos visto</text:p>
      <text:p text:style-name="Preformatted_20_Text"/>
      <text:p text:style-name="Preformatted_20_Text"><text:s text:c="2"/>el encargado de hacer esto es: <text:s/>systemd-sysv-generator</text:p>
      <text:p text:style-name="Preformatted_20_Text"><text:s text:c="2"/>(ver paginas de manual: <text:s/>man systemd-sysv-generator)</text:p>
      <text:p text:style-name="Preformatted_20_Text"/>
      <text:p text:style-name="Preformatted_20_Text">servicio antiguo <text:s text:c="39"/>servicio</text:p>
      <text:p text:style-name="Preformatted_20_Text"><text:s/>INIT <text:s text:c="18"/>systemd-sysv-generator <text:s text:c="9"/>SYSTEMD</text:p>
      <text:p text:style-name="Preformatted_20_Text">---------------- <text:s text:c="4"/>------------------------------&gt;</text:p>
      <text:p text:style-name="Preformatted_20_Text">/etc/init.d/servicio <text:s text:c="19"/>/lib/systemd/system/servicio.service</text:p>
      <text:p text:style-name="Preformatted_20_Text"/>
      <text:p text:style-name="Preformatted_20_Text">en /etc/rc5.d/enlaceServicio <text:s text:c="8"/>y lo mete en el .target asociado a ese</text:p>
      <text:p text:style-name="Preformatted_20_Text"><text:s text:c="40"/>runlevel</text:p>
      <text:p text:style-name="Preformatted_20_Text"/>
      <text:p text:style-name="Preformatted_20_Text">------------------------------------------------------------------------------</text:p>
      <text:p text:style-name="Preformatted_20_Text">practica: <text:s/>generar un servicio en systemd q escuche por el puerto 6666</text:p>
      <text:p text:style-name="Preformatted_20_Text"><text:soft-page-break/><text:s text:c="8"/>q al conectarte a el te diga:</text:p>
      <text:p text:style-name="Preformatted_20_Text"/>
      <text:p text:style-name="Preformatted_20_Text"><text:s text:c="8"/>"Buenos dias, son las...."</text:p>
      <text:p text:style-name="Preformatted_20_Text"><text:s text:c="29"/>-----&gt; fecha y hora del instante en q te conectas</text:p>
      <text:p text:style-name="Preformatted_20_Text"/>
      <text:p text:style-name="Preformatted_20_Text"><text:s text:c="8"/>ha de arrancarse en multi-user.target</text:p>
      <text:p text:style-name="Preformatted_20_Text">------------------------------------------------------------------------------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20:17:29.400796816</meta:creation-date>
    <dc:date>2020-02-11T20:18:13.015348195</dc:date>
    <meta:editing-duration>PT43S</meta:editing-duration>
    <meta:editing-cycles>1</meta:editing-cycles>
    <meta:document-statistic meta:table-count="0" meta:image-count="0" meta:object-count="0" meta:page-count="6" meta:paragraph-count="187" meta:word-count="884" meta:character-count="8609" meta:non-whitespace-character-count="6332"/>
    <meta:generator>LibreOffice/6.1.5.2$Linux_X86_64 LibreOffice_project/10$Build-2</meta:generator>
  </office:meta>
</office:document-meta>
</file>